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6pt" officeooo:rsid="002a3373" officeooo:paragraph-rsid="002a3373"/>
    </style:style>
    <style:style style:name="P2" style:family="paragraph" style:parent-style-name="Standard">
      <style:text-properties fo:font-size="16pt" fo:font-weight="bold" officeooo:rsid="002e090b" officeooo:paragraph-rsid="002e090b" style:font-weight-asian="bold" style:font-weight-complex="bold"/>
    </style:style>
    <style:style style:name="P3" style:family="paragraph" style:parent-style-name="Standard">
      <style:text-properties fo:font-size="16pt" officeooo:rsid="002fa1f2" officeooo:paragraph-rsid="002fa1f2"/>
    </style:style>
    <style:style style:name="P4" style:family="paragraph" style:parent-style-name="Standard">
      <style:text-properties fo:font-size="16pt" officeooo:rsid="003072da" officeooo:paragraph-rsid="003072da"/>
    </style:style>
    <style:style style:name="P5" style:family="paragraph" style:parent-style-name="Standard">
      <style:text-properties fo:font-size="16pt" officeooo:rsid="00327188" officeooo:paragraph-rsid="00327188"/>
    </style:style>
    <style:style style:name="P6" style:family="paragraph" style:parent-style-name="Standard">
      <style:text-properties fo:font-size="16pt" officeooo:rsid="00335f73" officeooo:paragraph-rsid="00335f73"/>
    </style:style>
    <style:style style:name="P7" style:family="paragraph" style:parent-style-name="Standard">
      <style:text-properties fo:font-size="16pt" officeooo:rsid="0035475c" officeooo:paragraph-rsid="0035475c"/>
    </style:style>
    <style:style style:name="P8" style:family="paragraph" style:parent-style-name="Standard">
      <style:text-properties fo:font-size="16pt" officeooo:rsid="00376fd9" officeooo:paragraph-rsid="00376fd9"/>
    </style:style>
    <style:style style:name="P9" style:family="paragraph" style:parent-style-name="Standard">
      <style:text-properties fo:font-size="16pt" officeooo:rsid="003967c1" officeooo:paragraph-rsid="003967c1"/>
    </style:style>
    <style:style style:name="T1" style:family="text">
      <style:text-properties officeooo:rsid="0035d8e8"/>
    </style:style>
    <style:style style:name="T2" style:family="text">
      <style:text-properties officeooo:rsid="003822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danken über die Landwirtschaft</text:p>
      <text:p text:style-name="P1"/>
      <text:p text:style-name="P3">Von den sieben Ebenen der Wirklichkeit sind die zwei wichtigsten – die F und die R Ebene – diejenigen, die sich mit der Ernährung (Pflanzen F) und Tiere (R) beschäftigen.</text:p>
      <text:p text:style-name="P3"/>
      <text:p text:style-name="P4">Dies sind auch diejenigen, die die Landschaft auf dem Planeten am meisten geformt haben.</text:p>
      <text:p text:style-name="P4"/>
      <text:p text:style-name="P5">Die Ernährung zeigt bei den Kalorien eine erstaunliche Zweiteilung auf:</text:p>
      <text:p text:style-name="P6">In der westlichen Welt wird vor allem das Getreide Weizen gegessen,</text:p>
      <text:p text:style-name="P6">während in der fernöstlichen Welt vor allem Reis gegessen wird.</text:p>
      <text:p text:style-name="P6"/>
      <text:p text:style-name="P7">Diese Zweiteilung stimmt sehr deutlich mit einer geistigen Zweiteilung überein. <text:span text:style-name="T1">Dort, wo das Fließgleichgewicht gesucht wird, wird vor allem Reis gegessen. Dort, wo der Fortschritt gesucht wird, wird vor allem Weizen gegessen.</text:span></text:p>
      <text:p text:style-name="P7"/>
      <text:p text:style-name="P8">Es stimmt, dass das, was wir sind, vor allem das ist, was wir essen.</text:p>
      <text:p text:style-name="P8"/>
      <text:p text:style-name="P8">Es liegt jetzt nahe, zu schlussfolgern, dass es einen Zusammenhang gibt zwischen Kalorienpflanzen und <text:span text:style-name="T2">geistigem Zustand.</text:span></text:p>
      <text:p text:style-name="P8"/>
      <text:p text:style-name="P9">Daher lege ich nahe, für meine persönliche Situation, die eher Buddhistisch ist, Reis zu essen anstatt Weizen.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.84cm" fo:margin-left="2.439cm" fo:margin-right="3.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4-01-20T23:54:48.160018683</dc:date>
    <meta:editing-duration>PT14M23S</meta:editing-duration>
    <meta:editing-cycles>31</meta:editing-cycles>
    <meta:document-statistic meta:table-count="0" meta:image-count="0" meta:object-count="0" meta:page-count="1" meta:paragraph-count="10" meta:word-count="156" meta:character-count="1015" meta:non-whitespace-character-count="867"/>
  </office:meta>
</office:document-meta>
</file>